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5.69cm" fo:min-width="19.09cm"/>
    </style:style>
    <style:style style:name="gr2" style:family="graphic" style:parent-style-name="standard">
      <style:graphic-properties svg:stroke-color="#2a6099" draw:fill-color="#ffffff" draw:textarea-horizontal-align="justify" draw:textarea-vertical-align="middle" draw:auto-grow-height="false" fo:min-height="2.036cm" fo:min-width="12.2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036cm" fo:min-width="12.327cm"/>
      <style:paragraph-properties style:writing-mode="lr-tb"/>
    </style:style>
    <style:style style:name="gr4" style:family="graphic" style:parent-style-name="standard">
      <style:graphic-properties draw:fill="solid" draw:fill-color="#77bc65" draw:textarea-horizontal-align="justify" draw:textarea-vertical-align="middle" draw:auto-grow-height="false" fo:min-height="2.036cm" fo:min-width="5.215cm"/>
      <style:paragraph-properties style:writing-mode="lr-tb"/>
    </style:style>
    <style:style style:name="gr5" style:family="graphic" style:parent-style-name="standard">
      <style:graphic-properties svg:stroke-color="#729fcf" draw:textarea-horizontal-align="justify" draw:textarea-vertical-align="middle" draw:auto-grow-height="false" fo:min-height="3.433cm" fo:min-width="14.613cm"/>
      <style:paragraph-properties style:writing-mode="lr-tb"/>
    </style:style>
    <style:style style:name="gr6" style:family="graphic" style:parent-style-name="standard">
      <style:graphic-properties draw:fill-color="#ffd8ce" draw:textarea-horizontal-align="justify" draw:textarea-vertical-align="middle" draw:auto-grow-height="false" fo:min-height="2.798cm" fo:min-width="2.675cm"/>
      <style:paragraph-properties style:writing-mode="lr-tb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18.419cm" fo:min-width="16.899cm"/>
    </style:style>
    <style:style style:name="gr8" style:family="graphic" style:parent-style-name="standard">
      <style:graphic-properties draw:fill-color="#77bc65" draw:textarea-horizontal-align="justify" draw:textarea-vertical-align="middle" draw:auto-grow-height="false" fo:min-height="1.147cm" fo:min-width="4.326cm"/>
      <style:paragraph-properties style:writing-mode="lr-tb"/>
    </style:style>
    <style:style style:name="gr9" style:family="graphic" style:parent-style-name="standard">
      <style:graphic-properties draw:fill-color="#2a6099" draw:textarea-horizontal-align="justify" draw:textarea-vertical-align="middle" draw:auto-grow-height="false" fo:min-height="1.147cm" fo:min-width="4.32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941cm" fo:min-width="14.61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4.83cm" fo:min-width="14.486cm"/>
      <style:paragraph-properties style:writing-mode="lr-tb"/>
    </style:style>
    <style:style style:name="gr12" style:family="graphic" style:parent-style-name="standard">
      <style:graphic-properties svg:stroke-color="#729fcf" draw:fill-color="#729fcf" draw:textarea-horizontal-align="justify" draw:textarea-vertical-align="middle" draw:auto-grow-height="false" fo:min-height="12.577cm" fo:min-width="12.835cm"/>
      <style:paragraph-properties style:writing-mode="lr-tb"/>
    </style:style>
    <style:style style:name="gr13" style:family="graphic" style:parent-style-name="standard">
      <style:graphic-properties draw:fill-color="#e8f2a1" draw:textarea-horizontal-align="justify" draw:textarea-vertical-align="middle" draw:auto-grow-height="false" fo:min-height="8.513cm" fo:min-width="7.24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4.195cm" fo:min-width="15.375cm"/>
      <style:paragraph-properties style:writing-mode="lr-tb"/>
    </style:style>
    <style:style style:name="gr15" style:family="graphic" style:parent-style-name="standard">
      <style:graphic-properties svg:stroke-color="#729fcf" draw:textarea-horizontal-align="justify" draw:textarea-vertical-align="middle" draw:auto-grow-height="false" fo:min-height="5.338cm" fo:min-width="16.01cm"/>
      <style:paragraph-properties style:writing-mode="lr-tb"/>
    </style:style>
    <style:style style:name="gr16" style:family="graphic" style:parent-style-name="standard">
      <style:graphic-properties draw:fill-color="#dde8cb" draw:textarea-horizontal-align="justify" draw:textarea-vertical-align="middle" draw:auto-grow-height="false" fo:min-height="3.687cm" fo:min-width="10.93cm"/>
      <style:paragraph-properties style:writing-mode="lr-tb"/>
    </style:style>
    <style:style style:name="gr17" style:family="graphic" style:parent-style-name="standard">
      <style:graphic-properties draw:fill-color="#e8f2a1" draw:textarea-horizontal-align="justify" draw:textarea-vertical-align="middle" draw:auto-grow-height="false" fo:min-height="2.417cm" fo:min-width="14.867cm"/>
      <style:paragraph-properties style:writing-mode="lr-tb"/>
    </style:style>
    <style:style style:name="gr18" style:family="graphic" style:parent-style-name="standard">
      <style:graphic-properties draw:fill-color="#e8f2a1" draw:textarea-horizontal-align="justify" draw:textarea-vertical-align="middle" draw:auto-grow-height="false" fo:min-height="2.163cm" fo:min-width="14.867cm"/>
      <style:paragraph-properties style:writing-mode="lr-tb"/>
    </style:style>
    <style:style style:name="gr19" style:family="graphic" style:parent-style-name="standard">
      <style:graphic-properties draw:fill-color="#e8f2a1" draw:textarea-horizontal-align="justify" draw:textarea-vertical-align="middle" draw:auto-grow-height="false" fo:min-height="2.163cm" fo:min-width="14.613cm"/>
      <style:paragraph-properties style:writing-mode="lr-tb"/>
    </style:style>
    <style:style style:name="gr20" style:family="graphic" style:parent-style-name="standard">
      <style:graphic-properties svg:stroke-color="#729fcf" draw:textarea-horizontal-align="justify" draw:textarea-vertical-align="middle" draw:auto-grow-height="false" fo:min-height="4.322cm" fo:min-width="16.518cm"/>
      <style:paragraph-properties style:writing-mode="lr-tb"/>
    </style:style>
    <style:style style:name="gr21" style:family="graphic" style:parent-style-name="standard">
      <style:graphic-properties draw:fill-color="#e8f2a1" draw:textarea-horizontal-align="justify" draw:textarea-vertical-align="middle" draw:auto-grow-height="false" fo:min-height="6.1cm" fo:min-width="14.867cm"/>
      <style:paragraph-properties style:writing-mode="lr-tb"/>
    </style:style>
    <style:style style:name="gr22" style:family="graphic" style:parent-style-name="standard">
      <style:graphic-properties svg:stroke-color="#e8f2a1" draw:fill-color="#e8f2a1" draw:textarea-horizontal-align="justify" draw:textarea-vertical-align="middle" draw:auto-grow-height="false" fo:min-height="3.56cm" fo:min-width="13.851cm"/>
      <style:paragraph-properties style:writing-mode="lr-tb"/>
    </style:style>
    <style:style style:name="gr23" style:family="graphic" style:parent-style-name="standard">
      <style:graphic-properties draw:fill-color="#ffd7d7" draw:textarea-horizontal-align="justify" draw:textarea-vertical-align="middle" draw:auto-grow-height="false" fo:min-height="5.592cm" fo:min-width="5.342cm"/>
      <style:paragraph-properties style:writing-mode="lr-tb"/>
    </style:style>
    <style:style style:name="gr24" style:family="graphic" style:parent-style-name="standard">
      <style:graphic-properties draw:fill-color="#f7d1d5" draw:textarea-horizontal-align="justify" draw:textarea-vertical-align="middle" draw:auto-grow-height="false" fo:min-height="5.592cm" fo:min-width="5.342cm"/>
      <style:paragraph-properties style:writing-mode="lr-tb"/>
    </style:style>
    <style:style style:name="gr25" style:family="graphic" style:parent-style-name="standard">
      <style:graphic-properties draw:fill-color="#ffd7d7" draw:textarea-horizontal-align="justify" draw:textarea-vertical-align="middle" draw:auto-grow-height="false" fo:min-height="5.465cm" fo:min-width="3.18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77bc65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d8ce"/>
      <style:paragraph-properties fo:text-align="center"/>
    </style:style>
    <style:style style:name="P6" style:family="paragraph">
      <loext:graphic-properties draw:fill-color="#77bc65"/>
      <style:paragraph-properties fo:text-align="center"/>
    </style:style>
    <style:style style:name="P7" style:family="paragraph">
      <loext:graphic-properties draw:fill-color="#2a6099"/>
      <style:paragraph-properties fo:text-align="center"/>
    </style:style>
    <style:style style:name="P8" style:family="paragraph">
      <loext:graphic-properties draw:fill-color="#729fc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e8f2a1"/>
      <style:paragraph-properties fo:text-align="center"/>
    </style:style>
    <style:style style:name="P10" style:family="paragraph">
      <loext:graphic-properties draw:fill-color="#dde8cb"/>
      <style:paragraph-properties fo:text-align="center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size="18pt" fo:font-weight="bold" style:font-weight-asian="bold" style:font-weight-complex="bold"/>
    </style:style>
    <style:style style:name="P13" style:family="paragraph">
      <loext:graphic-properties draw:fill-color="#e8f2a1"/>
      <style:paragraph-properties fo:text-align="center"/>
      <style:text-properties fo:font-size="18pt"/>
    </style:style>
    <style:style style:name="P14" style:family="paragraph">
      <loext:graphic-properties draw:fill-color="#ffd7d7"/>
      <style:paragraph-properties fo:text-align="center"/>
      <style:text-properties fo:font-size="18pt"/>
    </style:style>
    <style:style style:name="P15" style:family="paragraph">
      <loext:graphic-properties draw:fill-color="#f7d1d5"/>
      <style:paragraph-properties fo:text-align="center"/>
      <style:text-properties fo:font-size="18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ign-in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7cm" svg:height="2.286cm" svg:x="4.429cm" svg:y="8.62cm">
          <text:p text:style-name="P1">Usernam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827cm" svg:height="2.286cm" svg:x="4.302cm" svg:y="13.065cm">
          <text:p text:style-name="P1">Passwor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715cm" svg:height="2.286cm" svg:x="7.858cm" svg:y="16.748cm">
          <text:p text:style-name="P1">Sign in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5.113cm" svg:height="3.683cm" svg:x="2.905cm" svg:y="2.905cm">
          <text:p text:style-name="P1"><text:span text:style-name="T1">Sign in</text:span></text:p>
          <draw:enhanced-geometry svg:viewBox="0 0 21600 21600" draw:type="rectangle" draw:enhanced-path="M 0 0 L 21600 0 21600 21600 0 21600 0 0 Z N"/>
        </draw:custom-shape>
      </draw:page>
      <draw:page draw:name="basic-student-view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175cm" svg:height="3.048cm" svg:x="2.016cm" svg:y="2.016cm">
          <text:p text:style-name="P1">Add/joi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7.399cm" svg:height="18.669cm" svg:x="2.016cm" svg:y="7.2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826cm" svg:height="1.397cm" svg:x="7.477cm" svg:y="5.826cm">
          <text:p text:style-name="P1">Join sessions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826cm" svg:height="1.397cm" svg:x="13.7cm" svg:y="5.826cm">
          <text:p text:style-name="P1">My session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5.113cm" svg:height="4.191cm" svg:x="3.032cm" svg:y="8.493cm">
          <text:p text:style-name="P1">Class1 – 12:00 PM – 1:00 PM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4.986cm" svg:height="5.08cm" svg:x="3.159cm" svg:y="13.827cm">
          <text:p text:style-name="P1">Class2 – MWF 4:00 PM – 5:00 PM</text:p>
          <draw:enhanced-geometry svg:viewBox="0 0 21600 21600" draw:type="rectangle" draw:enhanced-path="M 0 0 L 21600 0 21600 21600 0 21600 0 0 Z N"/>
        </draw:custom-shape>
      </draw:page>
      <draw:page draw:name="student-waiting-view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3.335cm" svg:height="12.827cm" svg:x="4.175cm" svg:y="7.604cm">
          <text:p text:style-name="P4"><text:span text:style-name="T2">You are now logged in to the session</text:span></text:p>
          <text:p text:style-name="P4"><text:span text:style-name="T2">...</text:span></text:p>
          <draw:enhanced-geometry svg:viewBox="0 0 21600 21600" draw:type="rectangle" draw:enhanced-path="M 0 0 L 21600 0 21600 21600 0 21600 0 0 Z N"/>
        </draw:custom-shape>
      </draw:page>
      <draw:page draw:name="student-multiplechoice-view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7.747cm" svg:height="8.763cm" svg:x="2.778cm" svg:y="7.60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7.747cm" svg:height="8.763cm" svg:x="11.287cm" svg:y="7.604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7.747cm" svg:height="8.763cm" svg:x="2.651cm" svg:y="17.129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7.747cm" svg:height="8.763cm" svg:x="11.287cm" svg:y="17.002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5.875cm" svg:height="4.445cm" svg:x="2.905cm" svg:y="2.143cm">
          <text:p text:style-name="P1"><text:span text:style-name="T3">The instructor is awaiting your response</text:span></text:p>
          <draw:enhanced-geometry svg:viewBox="0 0 21600 21600" draw:type="rectangle" draw:enhanced-path="M 0 0 L 21600 0 21600 21600 0 21600 0 0 Z N"/>
        </draw:custom-shape>
      </draw:page>
      <draw:page draw:name="teacher-view-create-poll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6.51cm" svg:height="5.588cm" svg:x="2.524cm" svg:y="2.651cm">
          <text:p text:style-name="P1"><text:span text:style-name="T4">Create a new response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1.43cm" svg:height="3.937cm" svg:x="4.81cm" svg:y="21.701cm">
          <text:p text:style-name="P1">Go/end poll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5.367cm" svg:height="2.667cm" svg:x="2.905cm" svg:y="9.763cm">
          <text:p text:style-name="P1">Multiple Choice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5.367cm" svg:height="2.413cm" svg:x="2.905cm" svg:y="13.192cm">
          <text:p text:style-name="P1">Short answer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5.113cm" svg:height="2.413cm" svg:x="2.905cm" svg:y="16.621cm">
          <text:p text:style-name="P1">Media submission (audio, video, pictures, etc)</text:p>
          <draw:enhanced-geometry svg:viewBox="0 0 21600 21600" draw:type="rectangle" draw:enhanced-path="M 0 0 L 21600 0 21600 21600 0 21600 0 0 Z N"/>
        </draw:custom-shape>
      </draw:page>
      <draw:page draw:name="teacher-view-stats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17.018cm" svg:height="4.572cm" svg:x="2.397cm" svg:y="2.397cm">
          <text:p text:style-name="P11"><text:span text:style-name="T5">Poll results: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15.367cm" svg:height="6.35cm" svg:x="3.286cm" svg:y="11.541cm">
          <text:p text:style-name="P11">… student submissions list …</text:p>
          <text:p text:style-name="P11">hide/show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4.351cm" svg:height="3.81cm" svg:x="3.54cm" svg:y="6.334cm">
          <text:p text:style-name="P11">Most popular choices/most recent submissions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5.842cm" svg:height="5.842cm" svg:x="2.524cm" svg:y="19.415cm">
          <text:p text:style-name="P11">End session and</text:p>
          <text:p text:style-name="P11"><text:s/>save submissions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5.842cm" svg:height="5.842cm" svg:x="8.874cm" svg:y="19.415cm">
          <text:p text:style-name="P11">End session </text:p>
          <text:p text:style-name="P11">without </text:p>
          <text:p text:style-name="P11">saving </text:p>
          <text:p text:style-name="P11">submissions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3.683cm" svg:height="5.715cm" svg:x="15.478cm" svg:y="19.542cm">
          <text:p text:style-name="P11">New pol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8-24T10:31:46.487931694</meta:creation-date>
    <dc:date>2020-08-24T11:05:42.671036196</dc:date>
    <meta:editing-duration>PT13M5S</meta:editing-duration>
    <meta:editing-cycles>2</meta:editing-cycles>
    <meta:generator>LibreOffice/6.4.5.2$Linux_X86_64 LibreOffice_project/1ed6aca320d7f4d82924e6cec66e4f7527376448</meta:generator>
    <meta:document-statistic meta:object-count="33"/>
  </office:meta>
</office:document-meta>
</file>